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0.2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.497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-25% 58%" fo:font-size="16pt" style:font-size-asian="16pt" style:font-size-complex="16pt"/>
    </style:style>
    <style:style style:name="T3" style:family="text">
      <style:text-properties style:text-position="0% 100%" fo:font-size="16pt" style:font-size-asian="16pt" style:font-size-complex="16pt"/>
    </style:style>
    <style:style style:name="T4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g>
              <draw:line draw:style-name="gr1" draw:text-style-name="P1" draw:layer="layout" svg:x1="8.02cm" svg:y1="3.452cm" svg:x2="8.02cm" svg:y2="3.952cm">
                <text:p/>
              </draw:line>
              <draw:custom-shape draw:style-name="gr2" draw:text-style-name="P1" draw:layer="layout" svg:width="0.1cm" svg:height="0.1cm" svg:x="7.97cm" svg:y="3.95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" draw:text-style-name="P1" draw:layer="layout" svg:x1="8.02cm" svg:y1="5.052cm" svg:x2="8.02cm" svg:y2="4.552cm">
                <text:p/>
              </draw:line>
              <draw:custom-shape draw:style-name="gr2" draw:text-style-name="P1" draw:layer="layout" svg:width="0.1cm" svg:height="0.1cm" svg:x="7.97cm" svg:y="4.452cm">
                <text:p/>
  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" draw:text-style-name="P1" draw:layer="layout" svg:x1="7.99cm" svg:y1="4.438cm" svg:x2="7.74cm" svg:y2="4.005cm">
                <text:p/>
              </draw:line>
              <draw:frame draw:style-name="gr3" draw:text-style-name="P2" draw:layer="layout" svg:width="1.404cm" svg:height="0.975cm" svg:x="7.939cm" svg:y="3.163cm">
                <draw:text-box>
                  <text:p><text:span text:style-name="T1">RL</text:span><text:span text:style-name="T2">1</text:span></text:p>
                </draw:text-box>
              </draw:frame>
            </draw:g>
            <draw:line draw:style-name="gr4" draw:text-style-name="P1" draw:layer="layout" svg:x1="6.522cm" svg:y1="4.204cm" svg:x2="8.397cm" svg:y2="4.204cm">
              <text:p/>
            </draw:line>
            <draw:g>
              <draw:custom-shape draw:style-name="gr2" draw:text-style-name="P1" draw:layer="layout" svg:width="1cm" svg:height="0.5cm" svg:x="5.498cm" svg:y="3.957cm">
                <text:p/>
                <draw:enhanced-geometry svg:viewBox="0 0 21600 21600" draw:type="rectangle" draw:enhanced-path="M 0 0 L 21600 0 21600 21600 0 21600 0 0 Z N"/>
              </draw:custom-shape>
              <draw:line draw:style-name="gr1" draw:text-style-name="P1" draw:layer="layout" svg:x1="5.998cm" svg:y1="3.213cm" svg:x2="5.998cm" svg:y2="3.913cm">
                <text:p/>
              </draw:line>
              <draw:line draw:style-name="gr1" draw:text-style-name="P1" draw:layer="layout" svg:x1="5.998cm" svg:y1="4.479cm" svg:x2="5.998cm" svg:y2="5.179cm">
                <text:p/>
              </draw:line>
              <draw:frame draw:style-name="gr5" draw:text-style-name="P2" draw:layer="layout" svg:width="1.404cm" svg:height="0.975cm" svg:x="5.89cm" svg:y="3.07cm">
                <draw:text-box>
                  <text:p><text:span text:style-name="T1">RL</text:span><text:span text:style-name="T2">1</text:span></text:p>
                </draw:text-box>
              </draw:frame>
            </draw:g>
          </draw:g>
          <draw:g>
            <draw:line draw:style-name="gr1" draw:text-style-name="P1" draw:layer="layout" svg:x1="3.013cm" svg:y1="3.589cm" svg:x2="3.013cm" svg:y2="4.189cm">
              <text:p/>
            </draw:line>
            <draw:line draw:style-name="gr1" draw:text-style-name="P1" draw:layer="layout" svg:x1="2.413cm" svg:y1="4.189cm" svg:x2="3.613cm" svg:y2="4.189cm">
              <text:p/>
            </draw:line>
            <draw:line draw:style-name="gr1" draw:text-style-name="P1" draw:layer="layout" svg:x1="2.813cm" svg:y1="4.389cm" svg:x2="3.213cm" svg:y2="4.389cm">
              <text:p/>
            </draw:line>
            <draw:line draw:style-name="gr1" draw:text-style-name="P1" draw:layer="layout" svg:x1="2.413cm" svg:y1="4.189cm" svg:x2="3.613cm" svg:y2="4.189cm">
              <text:p/>
            </draw:line>
            <draw:line draw:style-name="gr1" draw:text-style-name="P1" draw:layer="layout" svg:x1="3.013cm" svg:y1="4.389cm" svg:x2="3.013cm" svg:y2="4.989cm">
              <text:p/>
            </draw:line>
            <draw:frame draw:style-name="gr6" draw:text-style-name="P2" draw:layer="layout" svg:width="1.061cm" svg:height="0.975cm" svg:x="2.052cm" svg:y="3.32cm">
              <draw:text-box>
                <text:p><text:span text:style-name="T1">V</text:span><text:span text:style-name="T2">0</text:span></text:p>
              </draw:text-box>
            </draw:frame>
            <draw:frame draw:style-name="gr6" draw:text-style-name="P2" draw:layer="layout" svg:width="1.662cm" svg:height="0.886cm" svg:x="1.353cm" svg:y="4.321cm">
              <draw:text-box>
                <text:p><text:span text:style-name="T1">24 V</text:span></text:p>
              </draw:text-box>
            </draw:frame>
          </draw:g>
          <draw:g>
            <draw:line draw:style-name="gr1" draw:text-style-name="P1" draw:layer="layout" svg:x1="5.3cm" svg:y1="2.497cm" svg:x2="4.8cm" svg:y2="2.497cm">
              <text:p/>
            </draw:line>
            <draw:custom-shape draw:style-name="gr2" draw:text-style-name="P1" draw:layer="layout" svg:width="0.1cm" svg:height="0.1cm" draw:transform="rotate (-1.5707963267949) translate (4.8cm 2.4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3.7cm" svg:y1="2.497cm" svg:x2="4.2cm" svg:y2="2.497cm">
              <text:p/>
            </draw:line>
            <draw:custom-shape draw:style-name="gr2" draw:text-style-name="P1" draw:layer="layout" svg:width="0.1cm" svg:height="0.1cm" draw:transform="rotate (1.5707963267949) translate (4.2cm 2.547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" draw:text-style-name="P1" draw:layer="layout" svg:x1="4.314cm" svg:y1="2.467cm" svg:x2="4.747cm" svg:y2="2.217cm">
              <text:p/>
            </draw:line>
            <draw:frame draw:style-name="gr3" draw:text-style-name="P2" draw:layer="layout" svg:width="1.061cm" svg:height="0.975cm" svg:x="3.969cm" svg:y="2.458cm">
              <draw:text-box>
                <text:p><text:span text:style-name="T1">S</text:span><text:span text:style-name="T2">1</text:span></text:p>
              </draw:text-box>
            </draw:frame>
          </draw:g>
          <draw:line draw:style-name="gr1" draw:text-style-name="P1" draw:layer="layout" svg:x1="3cm" svg:y1="3.6cm" svg:x2="3cm" svg:y2="2.5cm">
            <text:p/>
          </draw:line>
          <draw:polyline draw:style-name="gr1" draw:text-style-name="P1" draw:layer="layout" svg:width="0.799cm" svg:height="0.816cm" svg:x="5.2cm" svg:y="2.483cm" svg:viewBox="0 0 800 817" draw:points="0,0 800,0 800,817">
            <text:p/>
          </draw:polyline>
          <draw:polyline draw:style-name="gr1" draw:text-style-name="P1" draw:layer="layout" svg:width="0.699cm" svg:height="2.999cm" draw:transform="rotate (-1.5707963267949) translate (6cm 5cm)" svg:viewBox="0 0 700 3000" draw:points="0,3000 700,3000 700,0 0,0">
            <text:p/>
          </draw:polyline>
          <draw:line draw:style-name="gr1" draw:text-style-name="P1" draw:layer="layout" svg:x1="3.7cm" svg:y1="2.5cm" svg:x2="3cm" svg:y2="2.5cm">
            <text:p/>
          </draw:line>
          <draw:g>
            <draw:frame draw:style-name="gr7" draw:text-style-name="P2" draw:layer="layout" svg:width="0.997cm" svg:height="1.07cm" svg:x="9.347cm" svg:y="5.959cm">
              <draw:text-box>
                <text:p><text:span text:style-name="T3">L</text:span><text:span text:style-name="T4">1</text:span></text:p>
              </draw:text-box>
            </draw:frame>
            <draw:g>
              <draw:custom-shape draw:style-name="gr2" draw:text-style-name="P1" draw:layer="layout" svg:width="0.87cm" svg:height="0.87cm" draw:transform="rotate (-1.5707963267949) translate (10.37cm 5.05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" draw:text-style-name="P1" draw:layer="layout" svg:x1="9.58cm" svg:y1="5.241cm" svg:x2="10.261cm" svg:y2="5.771cm">
                <text:p/>
              </draw:line>
              <draw:line draw:style-name="gr1" draw:text-style-name="P1" draw:layer="layout" svg:x1="9.58cm" svg:y1="5.771cm" svg:x2="10.261cm" svg:y2="5.165cm">
                <text:p/>
              </draw:line>
            </draw:g>
            <draw:line draw:style-name="gr1" draw:text-style-name="P1" draw:layer="layout" svg:x1="10.363cm" svg:y1="5.507cm" svg:x2="10.663cm" svg:y2="5.507cm">
              <text:p/>
            </draw:line>
            <draw:line draw:style-name="gr1" draw:text-style-name="P1" draw:layer="layout" svg:x1="9.208cm" svg:y1="5.507cm" svg:x2="9.508cm" svg:y2="5.507cm">
              <text:p/>
            </draw:line>
          </draw:g>
          <draw:polyline draw:style-name="gr1" draw:text-style-name="P1" draw:layer="layout" svg:width="0.599cm" svg:height="1.299cm" draw:transform="rotate (-1.5707963267949) translate (9.3cm 4.9cm)" svg:viewBox="0 0 600 1300" draw:points="0,1300 600,1300 600,0 600,100">
            <text:p/>
          </draw:polyline>
          <draw:g>
            <draw:line draw:style-name="gr1" draw:text-style-name="P1" draw:layer="layout" svg:x1="11.785cm" svg:y1="3.59cm" svg:x2="11.785cm" svg:y2="4.19cm">
              <text:p/>
            </draw:line>
            <draw:line draw:style-name="gr1" draw:text-style-name="P1" draw:layer="layout" svg:x1="11.185cm" svg:y1="4.19cm" svg:x2="12.385cm" svg:y2="4.19cm">
              <text:p/>
            </draw:line>
            <draw:line draw:style-name="gr1" draw:text-style-name="P1" draw:layer="layout" svg:x1="11.585cm" svg:y1="4.39cm" svg:x2="11.985cm" svg:y2="4.39cm">
              <text:p/>
            </draw:line>
            <draw:line draw:style-name="gr1" draw:text-style-name="P1" draw:layer="layout" svg:x1="11.185cm" svg:y1="4.19cm" svg:x2="12.385cm" svg:y2="4.19cm">
              <text:p/>
            </draw:line>
            <draw:line draw:style-name="gr1" draw:text-style-name="P1" draw:layer="layout" svg:x1="11.785cm" svg:y1="4.39cm" svg:x2="11.785cm" svg:y2="4.99cm">
              <text:p/>
            </draw:line>
            <draw:frame draw:style-name="gr6" draw:text-style-name="P2" draw:layer="layout" svg:width="1.061cm" svg:height="0.975cm" svg:x="11.824cm" svg:y="3.321cm">
              <draw:text-box>
                <text:p><text:span text:style-name="T1">V</text:span><text:span text:style-name="T2">1</text:span></text:p>
              </draw:text-box>
            </draw:frame>
            <draw:frame draw:style-name="gr6" draw:text-style-name="P2" draw:layer="layout" svg:width="1.662cm" svg:height="0.886cm" svg:x="11.753cm" svg:y="4.321cm">
              <draw:text-box>
                <text:p><text:span text:style-name="T1">12 V</text:span></text:p>
              </draw:text-box>
            </draw:frame>
          </draw:g>
          <draw:polyline draw:style-name="gr1" draw:text-style-name="P1" draw:layer="layout" svg:width="1.099cm" svg:height="3.799cm" draw:transform="rotate (1.5707963267949) translate (8cm 3.6cm)" svg:viewBox="0 0 1100 3800" draw:points="0,3800 1100,3800 1100,0 100,0">
            <text:p/>
          </draw:polyline>
          <draw:polyline draw:style-name="gr1" draw:text-style-name="P1" draw:layer="layout" svg:width="1.199cm" svg:height="0.499cm" svg:x="10.6cm" svg:y="5cm" svg:viewBox="0 0 1200 500" draw:points="0,500 1200,500 1200,400 1200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5T23:08:52.372603303</meta:creation-date>
    <dc:date>2015-03-04T12:08:21.060128772</dc:date>
    <meta:editing-duration>PT1H15M30S</meta:editing-duration>
    <meta:editing-cycles>3</meta:editing-cycles>
    <meta:generator>LibreOffice/4.2.6.3$Linux_x86 LibreOffice_project/420m0$Build-3</meta:generator>
    <meta:document-statistic meta:object-count="53"/>
  </office:meta>
</office:document-meta>
</file>